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ru" fo:country="RU"/>
    </style:style>
    <style:style style:name="P3" style:parent-style-name="Normal" style:family="paragraph">
      <style:text-properties fo:font-size="16pt" style:font-size-asian="16pt" style:font-size-complex="16pt" fo:language="ru" fo:country="RU"/>
    </style:style>
    <style:style style:name="P4" style:parent-style-name="Normal" style:family="paragraph">
      <style:text-properties fo:language="ru" fo:country="RU"/>
    </style:style>
    <style:style style:name="P5" style:parent-style-name="Normal" style:family="paragraph">
      <style:text-properties fo:language="ru" fo:country="RU"/>
    </style:style>
    <style:style style:name="P6" style:parent-style-name="Normal" style:family="paragraph">
      <style:text-properties fo:language="ru" fo:country="RU"/>
    </style:style>
    <style:style style:name="P7" style:parent-style-name="Normal" style:family="paragraph">
      <style:text-properties fo:language="ru" fo:country="RU"/>
    </style:style>
    <style:style style:name="P8" style:parent-style-name="Normal" style:family="paragraph">
      <style:text-properties fo:language="ru" fo:country="RU"/>
    </style:style>
    <style:style style:name="P9" style:parent-style-name="Normal" style:family="paragraph">
      <style:text-properties fo:language="ru" fo:country="RU"/>
    </style:style>
    <style:style style:name="P10" style:parent-style-name="Normal" style:family="paragraph">
      <style:text-properties fo:language="ru" fo:country="RU"/>
    </style:style>
    <style:style style:name="P11" style:parent-style-name="Normal" style:family="paragraph">
      <style:text-properties fo:language="ru" fo:country="RU"/>
    </style:style>
    <style:style style:name="T12" style:parent-style-name="DefaultParagraphFont" style:family="text">
      <style:text-properties fo:language="ru" fo:country="RU"/>
    </style:style>
    <style:style style:name="T13" style:parent-style-name="DefaultParagraphFont" style:family="text">
      <style:text-properties fo:language="ru" fo:country="RU"/>
    </style:style>
    <style:style style:name="P14" style:parent-style-name="Normal" style:family="paragraph">
      <style:text-properties fo:language="ru" fo:country="RU"/>
    </style:style>
    <style:style style:name="P15" style:parent-style-name="Normal" style:family="paragraph">
      <style:text-properties fo:language="ru" fo:country="RU"/>
    </style:style>
    <style:style style:name="P16" style:parent-style-name="Normal" style:family="paragraph">
      <style:text-properties fo:language="ru" fo:country="RU"/>
    </style:style>
    <style:style style:name="P17" style:parent-style-name="Normal" style:family="paragraph">
      <style:text-properties fo:language="ru" fo:country="RU"/>
    </style:style>
    <style:style style:name="T18" style:parent-style-name="DefaultParagraphFont" style:family="text">
      <style:text-properties fo:language="ru" fo:country="RU"/>
    </style:style>
    <style:style style:name="T19" style:parent-style-name="DefaultParagraphFont" style:family="text">
      <style:text-properties fo:language="ru" fo:country="RU"/>
    </style:style>
    <style:style style:name="P20" style:parent-style-name="Normal" style:family="paragraph">
      <style:text-properties fo:font-size="16pt" style:font-size-asian="16pt" style:font-size-complex="16pt" fo:language="ru" fo:country="RU"/>
    </style:style>
    <style:style style:name="P21" style:parent-style-name="Normal" style:family="paragraph">
      <style:text-properties fo:language="ru" fo:country="RU"/>
    </style:style>
    <style:style style:name="P22" style:parent-style-name="Normal" style:family="paragraph">
      <style:text-properties fo:language="ru" fo:country="RU"/>
    </style:style>
    <style:style style:name="P23" style:parent-style-name="Normal" style:family="paragraph">
      <style:text-properties fo:language="ru" fo:country="RU"/>
    </style:style>
    <style:style style:name="P24" style:parent-style-name="Normal" style:family="paragraph">
      <style:text-properties fo:language="ru" fo:country="RU"/>
    </style:style>
    <style:style style:name="T25" style:parent-style-name="DefaultParagraphFont" style:family="text">
      <style:text-properties fo:language="ru" fo:country="RU"/>
    </style:style>
    <style:style style:name="T26" style:parent-style-name="DefaultParagraphFont" style:family="text">
      <style:text-properties fo:language="ru" fo:country="RU"/>
    </style:style>
    <style:style style:name="T27" style:parent-style-name="DefaultParagraphFont" style:family="text">
      <style:text-properties fo:language="ru" fo:country="RU"/>
    </style:style>
    <style:style style:name="P28" style:parent-style-name="Normal" style:family="paragraph">
      <style:text-properties fo:language="ru" fo:country="RU"/>
    </style:style>
    <style:style style:name="P29" style:parent-style-name="Normal" style:family="paragraph">
      <style:text-properties fo:language="ru" fo:country="RU"/>
    </style:style>
    <style:style style:name="P30" style:parent-style-name="Normal" style:family="paragraph">
      <style:text-properties fo:language="ru" fo:country="RU"/>
    </style:style>
    <style:style style:name="T31" style:parent-style-name="DefaultParagraphFont" style:family="text">
      <style:text-properties fo:language="ru" fo:country="RU"/>
    </style:style>
    <style:style style:name="T32" style:parent-style-name="DefaultParagraphFont" style:family="text">
      <style:text-properties fo:language="ru" fo:country="RU"/>
    </style:style>
    <style:style style:name="T33" style:parent-style-name="DefaultParagraphFont" style:family="text">
      <style:text-properties fo:language="ru" fo:country="RU"/>
    </style:style>
    <style:style style:name="P34" style:parent-style-name="Normal" style:family="paragraph">
      <style:text-properties fo:language="ru" fo:country="RU"/>
    </style:style>
    <style:style style:name="P35" style:parent-style-name="Normal" style:family="paragraph">
      <style:text-properties fo:language="ru" fo:country="RU"/>
    </style:style>
    <style:style style:name="P36" style:parent-style-name="Normal" style:family="paragraph">
      <style:text-properties fo:language="ru" fo:country="RU"/>
    </style:style>
    <style:style style:name="P37" style:parent-style-name="Normal" style:family="paragraph">
      <style:text-properties fo:language="ru" fo:country="RU"/>
    </style:style>
    <style:style style:name="P38" style:parent-style-name="Normal" style:family="paragraph">
      <style:text-properties fo:language="ru" fo:country="RU"/>
    </style:style>
    <style:style style:name="P39" style:parent-style-name="Normal" style:family="paragraph">
      <style:text-properties fo:language="ru" fo:country="RU"/>
    </style:style>
    <style:style style:name="P40" style:parent-style-name="Normal" style:family="paragraph">
      <style:text-properties fo:font-size="18pt" style:font-size-asian="18pt" style:font-size-complex="18pt" fo:language="ru" fo:country="RU"/>
    </style:style>
    <style:style style:name="P41" style:parent-style-name="Normal" style:family="paragraph">
      <style:text-properties fo:language="ru" fo:country="RU"/>
    </style:style>
    <style:style style:name="P42" style:parent-style-name="Normal" style:family="paragraph">
      <style:text-properties fo:language="ru" fo:country="RU"/>
    </style:style>
    <style:style style:name="P43" style:parent-style-name="Normal" style:family="paragraph">
      <style:text-properties fo:language="ru" fo:country="RU"/>
    </style:style>
    <style:style style:name="P44" style:parent-style-name="Normal" style:family="paragraph">
      <style:text-properties fo:language="ru" fo:country="RU"/>
    </style:style>
    <style:style style:name="T45" style:parent-style-name="DefaultParagraphFont" style:family="text">
      <style:text-properties fo:language="ru" fo:country="RU"/>
    </style:style>
    <style:style style:name="T46" style:parent-style-name="DefaultParagraphFont" style:family="text">
      <style:text-properties fo:language="ru" fo:country="RU"/>
    </style:style>
    <style:style style:name="T47" style:parent-style-name="DefaultParagraphFont" style:family="text">
      <style:text-properties fo:language="ru" fo:country="RU"/>
    </style:style>
    <style:style style:name="P48" style:parent-style-name="Normal" style:family="paragraph">
      <style:text-properties fo:language="ru" fo:country="RU"/>
    </style:style>
    <style:style style:name="P49" style:parent-style-name="Normal" style:family="paragraph">
      <style:text-properties fo:language="ru" fo:country="RU"/>
    </style:style>
    <style:style style:name="P50" style:parent-style-name="Normal" style:family="paragraph">
      <style:text-properties fo:language="ru" fo:country="RU"/>
    </style:style>
    <style:style style:name="P51" style:parent-style-name="Normal" style:family="paragraph">
      <style:text-properties fo:language="ru" fo:country="RU"/>
    </style:style>
    <style:style style:name="P52" style:parent-style-name="Normal" style:family="paragraph">
      <style:text-properties fo:language="ru" fo:country="RU"/>
    </style:style>
    <style:style style:name="T53" style:parent-style-name="DefaultParagraphFont" style:family="text">
      <style:text-properties fo:language="ru" fo:country="RU"/>
    </style:style>
    <style:style style:name="T54" style:parent-style-name="DefaultParagraphFont" style:family="text">
      <style:text-properties fo:language="ru" fo:country="RU"/>
    </style:style>
    <style:style style:name="T55" style:parent-style-name="DefaultParagraphFont" style:family="text">
      <style:text-properties fo:language="ru" fo:country="RU"/>
    </style:style>
    <style:style style:name="P56" style:parent-style-name="Normal" style:family="paragraph">
      <style:text-properties fo:language="ru" fo:country="RU"/>
    </style:style>
    <style:style style:name="P57" style:parent-style-name="Normal" style:family="paragraph">
      <style:text-properties fo:language="ru" fo:country="RU"/>
    </style:style>
    <style:style style:name="P58" style:parent-style-name="Normal" style:family="paragraph">
      <style:text-properties fo:language="ru" fo:country="RU"/>
    </style:style>
    <style:style style:name="P59" style:parent-style-name="Normal" style:family="paragraph">
      <style:text-properties fo:language="ru" fo:country="RU"/>
    </style:style>
    <style:style style:name="P60" style:parent-style-name="Normal" style:family="paragraph">
      <style:text-properties fo:language="ru" fo:country="RU"/>
    </style:style>
    <style:style style:name="P61" style:parent-style-name="Normal" style:family="paragraph">
      <style:text-properties fo:language="ru" fo:country="RU"/>
    </style:style>
    <style:style style:name="T62" style:parent-style-name="DefaultParagraphFont" style:family="text">
      <style:text-properties fo:language="ru" fo:country="RU"/>
    </style:style>
    <style:style style:name="T63" style:parent-style-name="DefaultParagraphFont" style:family="text">
      <style:text-properties fo:language="ru" fo:country="RU"/>
    </style:style>
    <style:style style:name="T64" style:parent-style-name="DefaultParagraphFont" style:family="text">
      <style:text-properties fo:language="ru" fo:country="RU"/>
    </style:style>
    <style:style style:name="P65" style:parent-style-name="Normal" style:family="paragraph">
      <style:text-properties fo:language="ru" fo:country="RU"/>
    </style:style>
    <style:style style:name="P66" style:parent-style-name="Normal" style:family="paragraph">
      <style:text-properties fo:font-size="18pt" style:font-size-asian="18pt" style:font-size-complex="18pt" fo:language="ru" fo:country="RU"/>
    </style:style>
    <style:style style:name="P67" style:parent-style-name="Normal" style:family="paragraph">
      <style:text-properties fo:language="ru" fo:country="RU"/>
    </style:style>
    <style:style style:name="P68" style:parent-style-name="Normal" style:family="paragraph">
      <style:text-properties fo:language="ru" fo:country="RU"/>
    </style:style>
    <style:style style:name="P69" style:parent-style-name="Normal" style:family="paragraph">
      <style:text-properties fo:language="ru" fo:country="RU"/>
    </style:style>
    <style:style style:name="P70" style:parent-style-name="Normal" style:family="paragraph">
      <style:text-properties fo:language="ru" fo:country="RU"/>
    </style:style>
    <style:style style:name="P71" style:parent-style-name="Normal" style:family="paragraph">
      <style:text-properties fo:language="ru" fo:country="RU"/>
    </style:style>
    <style:style style:name="P72" style:parent-style-name="Normal" style:family="paragraph">
      <style:text-properties fo:language="ru" fo:country="RU"/>
    </style:style>
    <style:style style:name="T73" style:parent-style-name="DefaultParagraphFont" style:family="text">
      <style:text-properties fo:language="ru" fo:country="RU"/>
    </style:style>
    <style:style style:name="T74" style:parent-style-name="DefaultParagraphFont" style:family="text">
      <style:text-properties fo:language="ru" fo:country="RU"/>
    </style:style>
    <style:style style:name="P75" style:parent-style-name="Normal" style:family="paragraph">
      <style:text-properties fo:language="ru" fo:country="RU"/>
    </style:style>
    <style:style style:name="P76" style:parent-style-name="Normal" style:family="paragraph">
      <style:text-properties fo:language="ru" fo:country="RU"/>
    </style:style>
    <style:style style:name="P77" style:parent-style-name="Normal" style:family="paragraph">
      <style:text-properties fo:language="ru" fo:country="RU"/>
    </style:style>
    <style:style style:name="P78" style:parent-style-name="Normal" style:family="paragraph">
      <style:text-properties fo:language="ru" fo:country="RU"/>
    </style:style>
    <style:style style:name="P79" style:parent-style-name="Normal" style:family="paragraph">
      <style:text-properties fo:language="ru" fo:country="RU"/>
    </style:style>
    <style:style style:name="P80" style:parent-style-name="Normal" style:family="paragraph">
      <style:text-properties fo:font-size="18pt" style:font-size-asian="18pt" style:font-size-complex="18pt" fo:language="ru" fo:country="RU"/>
    </style:style>
    <style:style style:name="P81" style:parent-style-name="Normal" style:family="paragraph">
      <style:text-properties fo:language="ru" fo:country="RU"/>
    </style:style>
    <style:style style:name="P82" style:parent-style-name="Normal" style:family="paragraph">
      <style:text-properties fo:language="ru" fo:country="RU"/>
    </style:style>
    <style:style style:name="P83" style:parent-style-name="Normal" style:family="paragraph">
      <style:text-properties fo:language="ru" fo:country="RU"/>
    </style:style>
    <style:style style:name="P84" style:parent-style-name="Normal" style:family="paragraph">
      <style:text-properties fo:language="ru" fo:country="RU"/>
    </style:style>
    <style:style style:name="P85" style:parent-style-name="Normal" style:family="paragraph">
      <style:text-properties fo:language="ru" fo:country="RU"/>
    </style:style>
    <style:style style:name="P86" style:parent-style-name="Normal" style:family="paragraph">
      <style:text-properties fo:language="ru" fo:country="RU"/>
    </style:style>
    <style:style style:name="P87" style:parent-style-name="Normal" style:family="paragraph">
      <style:text-properties fo:language="ru" fo:country="RU"/>
    </style:style>
    <style:style style:name="P88" style:parent-style-name="Normal" style:family="paragraph">
      <style:text-properties fo:language="ru" fo:country="RU"/>
    </style:style>
    <style:style style:name="T89" style:parent-style-name="DefaultParagraphFont" style:family="text">
      <style:text-properties fo:language="ru" fo:country="RU"/>
    </style:style>
    <style:style style:name="T90" style:parent-style-name="DefaultParagraphFont" style:family="text">
      <style:text-properties fo:language="ru" fo:country="RU"/>
    </style:style>
    <style:style style:name="T91" style:parent-style-name="DefaultParagraphFont" style:family="text">
      <style:text-properties fo:language="ru" fo:country="RU"/>
    </style:style>
    <style:style style:name="P92" style:parent-style-name="Normal" style:family="paragraph">
      <style:text-properties fo:language="ru" fo:country="RU"/>
    </style:style>
    <style:style style:name="P93" style:parent-style-name="Normal" style:family="paragraph">
      <style:text-properties fo:language="ru" fo:country="RU"/>
    </style:style>
    <style:style style:name="P94" style:parent-style-name="Normal" style:family="paragraph">
      <style:text-properties fo:language="ru" fo:country="RU"/>
    </style:style>
    <style:style style:name="P95" style:parent-style-name="Normal" style:family="paragraph">
      <style:text-properties fo:language="ru" fo:country="RU"/>
    </style:style>
    <style:style style:name="P96" style:parent-style-name="Normal" style:family="paragraph">
      <style:text-properties fo:language="ru" fo:country="RU"/>
    </style:style>
    <style:style style:name="P97" style:parent-style-name="Normal" style:family="paragraph">
      <style:text-properties fo:language="ru" fo:country="RU"/>
    </style:style>
    <style:style style:name="P98" style:parent-style-name="Normal" style:family="paragraph">
      <style:text-properties fo:language="ru" fo:country="RU"/>
    </style:style>
    <style:style style:name="T99" style:parent-style-name="DefaultParagraphFont" style:family="text">
      <style:text-properties fo:language="ru" fo:country="RU"/>
    </style:style>
    <style:style style:name="T100" style:parent-style-name="DefaultParagraphFont" style:family="text">
      <style:text-properties fo:language="ru" fo:country="RU"/>
    </style:style>
    <style:style style:name="T101" style:parent-style-name="DefaultParagraphFont" style:family="text">
      <style:text-properties fo:language="ru" fo:country="RU"/>
    </style:style>
    <style:style style:name="P102" style:parent-style-name="Normal" style:family="paragraph">
      <style:text-properties fo:language="ru" fo:country="RU"/>
    </style:style>
    <style:style style:name="P103" style:parent-style-name="Normal" style:family="paragraph">
      <style:text-properties fo:language="ru" fo:country="RU"/>
    </style:style>
    <style:style style:name="P104" style:parent-style-name="Normal" style:family="paragraph">
      <style:text-properties fo:language="ru" fo:country="RU"/>
    </style:style>
    <style:style style:name="P105" style:parent-style-name="Normal" style:family="paragraph">
      <style:text-properties fo:language="ru" fo:country="RU"/>
    </style:style>
    <style:style style:name="P106" style:parent-style-name="Normal" style:family="paragraph">
      <style:text-properties fo:language="ru" fo:country="RU"/>
    </style:style>
    <style:style style:name="P107" style:parent-style-name="Normal" style:family="paragraph">
      <style:text-properties fo:language="ru" fo:country="RU"/>
    </style:style>
    <style:style style:name="P108" style:parent-style-name="Normal" style:family="paragraph">
      <style:text-properties fo:language="ru" fo:country="RU"/>
    </style:style>
    <style:style style:name="P109" style:parent-style-name="Normal" style:family="paragraph">
      <style:text-properties fo:language="ru" fo:country="RU"/>
    </style:style>
    <style:style style:name="P110" style:parent-style-name="Normal" style:family="paragraph">
      <style:text-properties fo:language="ru" fo:country="RU"/>
    </style:style>
    <style:style style:name="P111" style:parent-style-name="Normal" style:family="paragraph">
      <style:text-properties fo:language="ru" fo:country="RU"/>
    </style:style>
    <style:style style:name="P112" style:parent-style-name="Normal" style:family="paragraph">
      <style:text-properties fo:language="ru" fo:country="RU"/>
    </style:style>
    <style:style style:name="P113" style:parent-style-name="Normal" style:family="paragraph">
      <style:text-properties fo:language="ru" fo:country="RU"/>
    </style:style>
    <style:style style:name="T114" style:parent-style-name="DefaultParagraphFont" style:family="text">
      <style:text-properties fo:language="ru" fo:country="RU"/>
    </style:style>
    <style:style style:name="T115" style:parent-style-name="DefaultParagraphFont" style:family="text">
      <style:text-properties fo:language="ru" fo:country="RU"/>
    </style:style>
    <style:style style:name="T116" style:parent-style-name="DefaultParagraphFont" style:family="text">
      <style:text-properties fo:language="ru" fo:country="RU"/>
    </style:style>
    <style:style style:name="P117" style:parent-style-name="Normal" style:family="paragraph">
      <style:text-properties fo:language="ru" fo:country="RU"/>
    </style:style>
    <style:style style:name="P118" style:parent-style-name="Normal" style:family="paragraph">
      <style:text-properties fo:font-size="18pt" style:font-size-asian="18pt" style:font-size-complex="18pt" fo:language="ru" fo:country="RU"/>
    </style:style>
    <style:style style:name="P119" style:parent-style-name="Normal" style:family="paragraph">
      <style:text-properties fo:language="ru" fo:country="RU"/>
    </style:style>
    <style:style style:name="P120" style:parent-style-name="Normal" style:family="paragraph">
      <style:text-properties fo:language="ru" fo:country="RU"/>
    </style:style>
    <style:style style:name="P121" style:parent-style-name="Normal" style:family="paragraph">
      <style:text-properties fo:language="ru" fo:country="RU"/>
    </style:style>
    <style:style style:name="P122" style:parent-style-name="Normal" style:family="paragraph">
      <style:text-properties fo:language="ru" fo:country="RU"/>
    </style:style>
    <style:style style:name="P123" style:parent-style-name="Normal" style:family="paragraph">
      <style:text-properties fo:language="ru" fo:country="RU"/>
    </style:style>
    <style:style style:name="P124" style:parent-style-name="Normal" style:family="paragraph">
      <style:text-properties fo:language="ru" fo:country="RU"/>
    </style:style>
    <style:style style:name="P125" style:parent-style-name="Normal" style:family="paragraph">
      <style:text-properties fo:language="ru" fo:country="RU"/>
    </style:style>
    <style:style style:name="P126" style:parent-style-name="Normal" style:family="paragraph">
      <style:text-properties fo:language="ru" fo:country="RU"/>
    </style:style>
    <style:style style:name="P127" style:parent-style-name="Normal" style:family="paragraph">
      <style:text-properties fo:language="ru" fo:country="RU"/>
    </style:style>
    <style:style style:name="P128" style:parent-style-name="Normal" style:family="paragraph">
      <style:text-properties fo:language="ru" fo:country="RU"/>
    </style:style>
    <style:style style:name="P129" style:parent-style-name="Normal" style:family="paragraph">
      <style:text-properties fo:language="ru" fo:country="RU"/>
    </style:style>
    <style:style style:name="P130" style:parent-style-name="Normal" style:family="paragraph">
      <style:text-properties fo:language="ru" fo:country="RU"/>
    </style:style>
    <style:style style:name="P131" style:parent-style-name="Normal" style:family="paragraph">
      <style:text-properties fo:language="ru" fo:country="RU"/>
    </style:style>
    <style:style style:name="T132" style:parent-style-name="DefaultParagraphFont" style:family="text">
      <style:text-properties fo:language="ru" fo:country="RU"/>
    </style:style>
    <style:style style:name="T133" style:parent-style-name="DefaultParagraphFont" style:family="text">
      <style:text-properties fo:language="ru" fo:country="RU"/>
    </style:style>
    <style:style style:name="P134" style:parent-style-name="Normal" style:family="paragraph">
      <style:text-properties fo:language="ru" fo:country="RU"/>
    </style:style>
    <style:style style:name="P135" style:parent-style-name="Normal" style:family="paragraph">
      <style:text-properties fo:language="ru" fo:country="RU"/>
    </style:style>
    <style:style style:name="P136" style:parent-style-name="Normal" style:family="paragraph">
      <style:text-properties fo:language="ru" fo:country="RU"/>
    </style:style>
    <style:style style:name="P137" style:parent-style-name="Normal" style:family="paragraph">
      <style:text-properties fo:language="ru" fo:country="RU"/>
    </style:style>
    <style:style style:name="P138" style:parent-style-name="Normal" style:family="paragraph">
      <style:text-properties fo:language="ru" fo:country="RU"/>
    </style:style>
    <style:style style:name="P139" style:parent-style-name="Normal" style:family="paragraph">
      <style:text-properties fo:language="ru" fo:country="RU"/>
    </style:style>
    <style:style style:name="P140" style:parent-style-name="Normal" style:family="paragraph">
      <style:text-properties fo:language="ru" fo:country="RU"/>
    </style:style>
    <style:style style:name="P141" style:parent-style-name="Normal" style:family="paragraph">
      <style:text-properties fo:language="ru" fo:country="RU"/>
    </style:style>
    <style:style style:name="P142" style:parent-style-name="Normal" style:family="paragraph">
      <style:text-properties fo:language="ru" fo:country="RU"/>
    </style:style>
    <style:style style:name="P143" style:parent-style-name="Normal" style:family="paragraph">
      <style:text-properties fo:language="ru" fo:country="RU"/>
    </style:style>
    <style:style style:name="T144" style:parent-style-name="DefaultParagraphFont" style:family="text">
      <style:text-properties fo:language="ru" fo:country="RU"/>
    </style:style>
    <style:style style:name="T145" style:parent-style-name="DefaultParagraphFont" style:family="text">
      <style:text-properties fo:language="ru" fo:country="RU"/>
    </style:style>
    <style:style style:name="P146" style:parent-style-name="Normal" style:family="paragraph">
      <style:text-properties fo:font-size="18pt" style:font-size-asian="18pt" style:font-size-complex="18pt" fo:language="ru" fo:country="RU"/>
    </style:style>
    <style:style style:name="P147" style:parent-style-name="Normal" style:family="paragraph">
      <style:text-properties fo:language="ru" fo:country="RU"/>
    </style:style>
    <style:style style:name="P148" style:parent-style-name="Normal" style:family="paragraph">
      <style:text-properties fo:language="ru" fo:country="RU"/>
    </style:style>
    <style:style style:name="P149" style:parent-style-name="Normal" style:family="paragraph">
      <style:text-properties fo:language="ru" fo:country="RU"/>
    </style:style>
    <style:style style:name="P150" style:parent-style-name="Normal" style:family="paragraph">
      <style:text-properties fo:language="ru" fo:country="RU"/>
    </style:style>
    <style:style style:name="P151" style:parent-style-name="Normal" style:family="paragraph">
      <style:text-properties fo:language="ru" fo:country="RU"/>
    </style:style>
    <style:style style:name="P152" style:parent-style-name="Normal" style:family="paragraph">
      <style:text-properties fo:language="ru" fo:country="RU"/>
    </style:style>
    <style:style style:name="P153" style:parent-style-name="Normal" style:family="paragraph">
      <style:text-properties fo:language="ru" fo:country="RU"/>
    </style:style>
    <style:style style:name="T154" style:parent-style-name="DefaultParagraphFont" style:family="text">
      <style:text-properties fo:language="ru" fo:country="RU"/>
    </style:style>
    <style:style style:name="T155" style:parent-style-name="DefaultParagraphFont" style:family="text">
      <style:text-properties fo:language="ru" fo:country="RU"/>
    </style:style>
    <style:style style:name="T156" style:parent-style-name="DefaultParagraphFont" style:family="text">
      <style:text-properties fo:language="ru" fo:country="RU"/>
    </style:style>
    <style:style style:name="T157" style:parent-style-name="DefaultParagraphFont" style:family="text">
      <style:text-properties fo:language="ru" fo:country="RU"/>
    </style:style>
    <style:style style:name="T158" style:parent-style-name="DefaultParagraphFont" style:family="text">
      <style:text-properties fo:language="ru" fo:country="RU"/>
    </style:style>
    <style:style style:name="P159" style:parent-style-name="Normal" style:family="paragraph">
      <style:text-properties fo:language="ru" fo:country="RU"/>
    </style:style>
    <style:style style:name="P160" style:parent-style-name="Normal" style:family="paragraph">
      <style:text-properties fo:language="ru" fo:country="RU"/>
    </style:style>
    <style:style style:name="P161" style:parent-style-name="Normal" style:family="paragraph">
      <style:text-properties fo:language="ru" fo:country="RU"/>
    </style:style>
    <style:style style:name="P162" style:parent-style-name="Normal" style:family="paragraph">
      <style:text-properties fo:language="ru" fo:country="RU"/>
    </style:style>
    <style:style style:name="P163" style:parent-style-name="Normal" style:family="paragraph">
      <style:text-properties fo:language="ru" fo:country="RU"/>
    </style:style>
    <style:style style:name="T164" style:parent-style-name="DefaultParagraphFont" style:family="text">
      <style:text-properties fo:language="ru" fo:country="RU"/>
    </style:style>
    <style:style style:name="T165" style:parent-style-name="DefaultParagraphFont" style:family="text">
      <style:text-properties fo:language="ru" fo:country="RU"/>
    </style:style>
    <style:style style:name="T166" style:parent-style-name="DefaultParagraphFont" style:family="text">
      <style:text-properties fo:language="ru" fo:country="RU"/>
    </style:style>
    <style:style style:name="T167" style:parent-style-name="DefaultParagraphFont" style:family="text">
      <style:text-properties fo:language="ru" fo:country="RU"/>
    </style:style>
    <style:style style:name="T168" style:parent-style-name="DefaultParagraphFont" style:family="text">
      <style:text-properties fo:language="ru" fo:country="RU"/>
    </style:style>
    <style:style style:name="P169" style:parent-style-name="Normal" style:family="paragraph">
      <style:text-properties fo:language="ru" fo:country="RU"/>
    </style:style>
    <style:style style:name="P170" style:parent-style-name="Normal" style:family="paragraph">
      <style:text-properties fo:language="ru" fo:country="RU"/>
    </style:style>
    <style:style style:name="P171" style:parent-style-name="Normal" style:family="paragraph">
      <style:text-properties fo:language="ru" fo:country="RU"/>
    </style:style>
    <style:style style:name="P172" style:parent-style-name="Normal" style:family="paragraph">
      <style:text-properties fo:language="ru" fo:country="RU"/>
    </style:style>
    <style:style style:name="P173" style:parent-style-name="Normal" style:family="paragraph">
      <style:text-properties fo:language="ru" fo:country="RU"/>
    </style:style>
    <style:style style:name="P174" style:parent-style-name="Normal" style:family="paragraph">
      <style:text-properties fo:language="ru" fo:country="RU"/>
    </style:style>
    <style:style style:name="P175" style:parent-style-name="Normal" style:family="paragraph">
      <style:text-properties fo:language="ru" fo:country="RU"/>
    </style:style>
    <style:style style:name="P176" style:parent-style-name="Normal" style:family="paragraph">
      <style:text-properties fo:language="ru" fo:country="RU"/>
    </style:style>
    <style:style style:name="P177" style:parent-style-name="Normal" style:family="paragraph">
      <style:text-properties fo:language="ru" fo:country="RU"/>
    </style:style>
    <style:style style:name="P178" style:parent-style-name="Normal" style:family="paragraph">
      <style:text-properties fo:language="ru" fo:country="RU"/>
    </style:style>
    <style:style style:name="P179" style:parent-style-name="Normal" style:family="paragraph">
      <style:text-properties fo:language="ru" fo:country="RU"/>
    </style:style>
    <style:style style:name="T180" style:parent-style-name="DefaultParagraphFont" style:family="text">
      <style:text-properties fo:language="ru" fo:country="RU"/>
    </style:style>
    <style:style style:name="T181" style:parent-style-name="DefaultParagraphFont" style:family="text">
      <style:text-properties fo:language="ru" fo:country="RU"/>
    </style:style>
    <style:style style:name="T182" style:parent-style-name="DefaultParagraphFont" style:family="text">
      <style:text-properties fo:language="ru" fo:country="RU"/>
    </style:style>
    <style:style style:name="P183" style:parent-style-name="Normal" style:family="paragraph">
      <style:text-properties fo:language="ru" fo:country="RU"/>
    </style:style>
    <style:style style:name="P184" style:parent-style-name="Normal" style:family="paragraph">
      <style:text-properties fo:font-size="18pt" style:font-size-asian="18pt" style:font-size-complex="18pt" fo:language="ru" fo:country="RU"/>
    </style:style>
    <style:style style:name="P185" style:parent-style-name="Normal" style:family="paragraph">
      <style:text-properties fo:language="ru" fo:country="RU"/>
    </style:style>
    <style:style style:name="P186" style:parent-style-name="Normal" style:family="paragraph">
      <style:text-properties fo:language="ru" fo:country="RU"/>
    </style:style>
    <style:style style:name="P187" style:parent-style-name="Normal" style:family="paragraph">
      <style:text-properties fo:language="ru" fo:country="RU"/>
    </style:style>
    <style:style style:name="P188" style:parent-style-name="Normal" style:family="paragraph">
      <style:text-properties fo:language="ru" fo:country="RU"/>
    </style:style>
    <style:style style:name="P189" style:parent-style-name="Normal" style:family="paragraph">
      <style:text-properties fo:language="ru" fo:country="RU"/>
    </style:style>
    <style:style style:name="P190" style:parent-style-name="Normal" style:family="paragraph">
      <style:text-properties fo:language="ru" fo:country="RU"/>
    </style:style>
    <style:style style:name="P191" style:parent-style-name="Normal" style:family="paragraph">
      <style:text-properties fo:language="ru" fo:country="RU"/>
    </style:style>
    <style:style style:name="T192" style:parent-style-name="DefaultParagraphFont" style:family="text">
      <style:text-properties fo:language="ru" fo:country="RU"/>
    </style:style>
    <style:style style:name="T193" style:parent-style-name="DefaultParagraphFont" style:family="text">
      <style:text-properties fo:language="ru" fo:country="RU"/>
    </style:style>
    <style:style style:name="P194" style:parent-style-name="Normal" style:family="paragraph">
      <style:text-properties fo:language="ru" fo:country="RU"/>
    </style:style>
    <style:style style:name="P195" style:parent-style-name="Normal" style:family="paragraph">
      <style:text-properties fo:language="ru" fo:country="RU"/>
    </style:style>
    <style:style style:name="P196" style:parent-style-name="Normal" style:family="paragraph">
      <style:text-properties fo:language="ru" fo:country="RU"/>
    </style:style>
    <style:style style:name="P197" style:parent-style-name="Normal" style:family="paragraph">
      <style:text-properties fo:language="ru" fo:country="RU"/>
    </style:style>
    <style:style style:name="P198" style:parent-style-name="Normal" style:family="paragraph">
      <style:text-properties fo:language="ru" fo:country="RU"/>
    </style:style>
    <style:style style:name="P199" style:parent-style-name="Normal" style:family="paragraph">
      <style:text-properties fo:language="ru" fo:country="RU"/>
    </style:style>
    <style:style style:name="T200" style:parent-style-name="DefaultParagraphFont" style:family="text">
      <style:text-properties fo:language="ru" fo:country="RU"/>
    </style:style>
    <style:style style:name="T201" style:parent-style-name="DefaultParagraphFont" style:family="text">
      <style:text-properties fo:language="ru" fo:country="RU"/>
    </style:style>
    <style:style style:name="P202" style:parent-style-name="Normal" style:family="paragraph">
      <style:text-properties fo:language="ru" fo:country="RU"/>
    </style:style>
    <style:style style:name="P203" style:parent-style-name="Normal" style:family="paragraph">
      <style:text-properties fo:language="ru" fo:country="RU"/>
    </style:style>
    <style:style style:name="P204" style:parent-style-name="Normal" style:family="paragraph">
      <style:text-properties fo:language="ru" fo:country="RU"/>
    </style:style>
    <style:style style:name="P205" style:parent-style-name="Normal" style:family="paragraph">
      <style:text-properties fo:language="ru" fo:country="RU"/>
    </style:style>
    <style:style style:name="P206" style:parent-style-name="Normal" style:family="paragraph">
      <style:text-properties fo:language="ru" fo:country="RU"/>
    </style:style>
    <style:style style:name="P207" style:parent-style-name="Normal" style:family="paragraph">
      <style:text-properties fo:language="ru" fo:country="RU"/>
    </style:style>
    <style:style style:name="P208" style:parent-style-name="Normal" style:family="paragraph">
      <style:text-properties fo:language="ru" fo:country="RU"/>
    </style:style>
    <style:style style:name="P209" style:parent-style-name="Normal" style:family="paragraph">
      <style:text-properties fo:language="ru" fo:country="RU"/>
    </style:style>
    <style:style style:name="P210" style:parent-style-name="Normal" style:family="paragraph">
      <style:text-properties fo:language="ru" fo:country="RU"/>
    </style:style>
    <style:style style:name="P211" style:parent-style-name="Normal" style:family="paragraph">
      <style:text-properties fo:language="ru" fo:country="RU"/>
    </style:style>
  </office:automatic-styles>
  <office:body>
    <office:text text:use-soft-page-breaks="true">
      <text:p text:style-name="P1"><text:span text:style-name="T2">Короткие</text:span>:</text:p>
      <text:p text:style-name="Normal"/>
      <text:p text:style-name="P3">Текст 1</text:p>
      <text:p text:style-name="P4">Предлоги:<text:s/></text:p>
      <text:p text:style-name="P5">без: <text:s text:c="2"/>1, <text:s text:c="2"/>в: <text:s text:c="3"/>6, <text:s text:c="2"/>вроде: <text:s text:c="3"/>1,<text:s/>для: <text:s text:c="2"/>2, <text:s text:c="2"/>до: <text:s text:c="3"/>1, <text:s text:c="2"/></text:p>
      <text:p text:style-name="P6">из: <text:s text:c="3"/>1, <text:s text:c="3"/>к: <text:s text:c="4"/>3, <text:s text:c="3"/>на: <text:s text:c="3"/>2, <text:s text:c="5"/>о: <text:s text:c="4"/>2, <text:s text:c="5"/>от: <text:s text:c="3"/>1, <text:s text:c="2"/></text:p>
      <text:p text:style-name="P7">по: <text:s text:c="3"/>2, <text:s text:c="3"/>с: <text:s text:c="4"/>4, <text:s text:c="2"/></text:p>
      <text:p text:style-name="Normal">In total: 26</text:p>
      <text:p text:style-name="Normal">TOP 3 most popular: в, с, к</text:p>
      <text:p text:style-name="Normal"/>
      <text:p text:style-name="P8">Союзы:<text:s/></text:p>
      <text:p text:style-name="P9">вроде: 1, <text:s text:c="2"/>да: <text:s text:c="3"/>1, <text:s text:c="2"/>если: <text:s/>2, <text:s text:c="2"/>же: <text:s text:c="3"/>1, <text:s text:c="2"/>и: <text:s text:c="4"/>11, <text:s/></text:p>
      <text:p text:style-name="P10">как: <text:s text:c="2"/>3, <text:s text:c="2"/>но: <text:s text:c="3"/>3, <text:s text:c="2"/>раз: <text:s text:c="2"/>2, <text:s text:c="2"/>так: <text:s text:c="2"/>2, <text:s text:c="2"/>тоже: <text:s/>1, <text:s text:c="2"/></text:p>
      <text:p text:style-name="P11">точно: 1, <text:s text:c="2"/>хоть: <text:s/>1, <text:s text:c="2"/>что: <text:s text:c="2"/>1, <text:s text:c="2"/></text:p>
      <text:p text:style-name="Normal">In<text:span text:style-name="T12"><text:s/></text:span>total<text:span text:style-name="T13">: 30</text:span></text:p>
      <text:p text:style-name="Normal">TOP 3 most popular: и, как, но</text:p>
      <text:p text:style-name="Normal"/>
      <text:p text:style-name="P14">Местоимения:<text:s/></text:p>
      <text:p text:style-name="P15">ваша: <text:s/>1, <text:s text:c="2"/>его: <text:s text:c="2"/>4, <text:s text:c="2"/>ее: <text:s text:c="3"/>2, <text:s text:c="2"/>ей: <text:s text:c="3"/>2, <text:s text:c="2"/>их: <text:s text:c="3"/>1, <text:s text:c="2"/></text:p>
      <text:p text:style-name="P16">которую: 1, <text:s text:c="2"/>которыми: 1, <text:s text:c="2"/>мы: <text:s text:c="3"/>1, <text:s text:c="2"/>он: <text:s text:c="3"/>2, <text:s text:c="2"/>она: <text:s text:c="2"/>3, <text:s text:c="2"/></text:p>
      <text:p text:style-name="P17">что: <text:s text:c="2"/>1, <text:s text:c="2"/>это: <text:s text:c="2"/>3, <text:s text:c="2"/>я: <text:s text:c="4"/>1, <text:s text:c="2"/></text:p>
      <text:p text:style-name="Normal">In<text:span text:style-name="T18"><text:s/></text:span>total<text:span text:style-name="T19">: 23</text:span></text:p>
      <text:p text:style-name="Normal">TOP 3 most popular: его, она, это</text:p>
      <text:p text:style-name="Normal"/>
      <text:p text:style-name="P20">Текст 2</text:p>
      <text:p text:style-name="P21">Предлоги:</text:p>
      <text:p text:style-name="P22">в: <text:s text:c="4"/>11, <text:s/>во: <text:s text:c="3"/>1, <text:s text:c="2"/>вокруг: 1, <text:s text:c="2"/>за: <text:s text:c="3"/>3, <text:s text:c="2"/>из: <text:s text:c="3"/>3, <text:s text:c="2"/></text:p>
      <text:p text:style-name="P23">к: <text:s text:c="4"/>1, <text:s text:c="2"/>на: <text:s text:c="3"/>11, <text:s/>от: <text:s text:c="3"/>1,<text:s/><text:s text:c="2"/>по: <text:s text:c="3"/>2, <text:s text:c="2"/>с: <text:s text:c="4"/>4, <text:s text:c="2"/></text:p>
      <text:p text:style-name="P24">In total: 38</text:p>
      <text:p text:style-name="Normal">TOP 3 most popular:<text:s/><text:span text:style-name="T25">в</text:span>,<text:s/><text:span text:style-name="T26">на</text:span>,<text:s/><text:span text:style-name="T27">с</text:span></text:p>
      <text:p text:style-name="Normal"/>
      <text:p text:style-name="P28">Союзы:<text:s/></text:p>
      <text:soft-page-break/>
      <text:p text:style-name="P29">же: <text:s text:c="3"/>2, <text:s text:c="2"/>и: <text:s text:c="4"/>8, <text:s text:c="2"/>как: <text:s text:c="2"/>1, <text:s text:c="2"/>когда: 2, <text:s text:c="2"/>но: <text:s text:c="3"/>4, <text:s text:c="2"/></text:p>
      <text:p text:style-name="P30">хоть: <text:s/>1, <text:s text:c="2"/>хотя: <text:s/>1, <text:s text:c="2"/>чисто: 1, <text:s text:c="2"/>что: <text:s text:c="2"/>5, <text:s text:c="2"/>чтобы: 2, <text:s text:c="2"/></text:p>
      <text:p text:style-name="Normal">In total: 27</text:p>
      <text:p text:style-name="Normal">TOP 3 most popular:<text:s/><text:span text:style-name="T31">и</text:span>,<text:s/><text:span text:style-name="T32">что</text:span>,<text:s/><text:span text:style-name="T33">чтобы</text:span></text:p>
      <text:p text:style-name="Normal"/>
      <text:p text:style-name="P34">Местоимения:</text:p>
      <text:p text:style-name="P35">ей: <text:s text:c="3"/>1, <text:s text:c="2"/>ему: <text:s text:c="2"/>2, <text:s text:c="2"/>им: <text:s text:c="3"/>1, <text:s text:c="2"/>их: <text:s text:c="3"/>1, <text:s text:c="2"/>которые: 2, <text:s text:c="2"/></text:p>
      <text:p text:style-name="P36">который: 3, <text:s text:c="2"/>он: <text:s text:c="3"/>3, <text:s text:c="2"/>они:<text:s/><text:s text:c="2"/>1, <text:s text:c="2"/>что: <text:s text:c="2"/>5, <text:s text:c="2"/>это: <text:s text:c="2"/>1, <text:s text:c="2"/></text:p>
      <text:p text:style-name="P37">In total: 20</text:p>
      <text:p text:style-name="P38">TOP 3 most popular: что, который, он</text:p>
      <text:p text:style-name="P39"/>
      <text:p text:style-name="P40">Текст 3</text:p>
      <text:p text:style-name="P41">Предлоги:</text:p>
      <text:p text:style-name="P42">в: <text:s text:c="4"/>4, <text:s text:c="2"/>во: <text:s text:c="3"/>2, <text:s text:c="2"/>выше: <text:s/>1, <text:s text:c="2"/>для: <text:s text:c="2"/>2, <text:s text:c="2"/>за: <text:s text:c="3"/>1, <text:s text:c="2"/></text:p>
      <text:p text:style-name="P43">из: <text:s text:c="3"/>1, <text:s text:c="2"/>к: <text:s text:c="4"/>2, <text:s text:c="2"/>на: <text:s text:c="3"/>4, <text:s text:c="2"/>о: <text:s text:c="4"/>3, <text:s text:c="2"/>об: <text:s text:c="3"/>1, <text:s text:c="2"/></text:p>
      <text:p text:style-name="P44">от: <text:s text:c="3"/>2, <text:s text:c="2"/>по: <text:s text:c="3"/>1, <text:s text:c="2"/>прежде: 1, <text:s text:c="2"/>с: <text:s text:c="4"/>4, <text:s text:c="2"/></text:p>
      <text:p text:style-name="Normal">In total: 29</text:p>
      <text:p text:style-name="Normal">TOP 3 most popular:<text:s/><text:span text:style-name="T45">в</text:span>,<text:s/><text:span text:style-name="T46">на</text:span>,<text:s/><text:span text:style-name="T47">с</text:span></text:p>
      <text:p text:style-name="Normal"/>
      <text:p text:style-name="P48">Союзы:<text:s/></text:p>
      <text:p text:style-name="P49">а: <text:s text:c="4"/>1, <text:s text:c="2"/>будто: 1, <text:s text:c="2"/>если: <text:s/>2, <text:s text:c="2"/>же: <text:s text:c="3"/>2, <text:s text:c="2"/>и: <text:s text:c="4"/>10, <text:s/></text:p>
      <text:p text:style-name="P50">как: <text:s text:c="2"/>2, <text:s text:c="2"/>когда: 1, <text:s text:c="2"/>ли: <text:s text:c="3"/>3, <text:s text:c="2"/>раз: <text:s text:c="2"/>1, <text:s text:c="2"/>так: <text:s text:c="2"/>1, <text:s text:c="2"/></text:p>
      <text:p text:style-name="P51">только: 1, <text:s text:c="2"/>хотя: <text:s/>1, <text:s text:c="2"/>что: <text:s text:c="2"/>5, <text:s text:c="2"/>чтобы: 1, <text:s text:c="2"/></text:p>
      <text:p text:style-name="P52">In total: 32</text:p>
      <text:p text:style-name="Normal">TOP 3 most popular:<text:s/><text:span text:style-name="T53">и</text:span>,<text:s/><text:span text:style-name="T54">что</text:span>,<text:s/><text:span text:style-name="T55">ли</text:span></text:p>
      <text:p text:style-name="Normal"/>
      <text:p text:style-name="P56">Местоимения:</text:p>
      <text:p text:style-name="P57">вы: <text:s text:c="3"/>1, <text:s text:c="2"/>ему: <text:s text:c="2"/>1, <text:s text:c="2"/>которого: 1, <text:s text:c="2"/>которым: 1, <text:s text:c="2"/>кто: <text:s text:c="2"/>1, <text:s text:c="2"/></text:p>
      <text:p text:style-name="P58">меня: <text:s/>1, <text:s text:c="2"/>мой: <text:s text:c="2"/>1, <text:s text:c="2"/>мы: <text:s text:c="3"/>7, <text:s text:c="2"/>нам: <text:s text:c="2"/>2, <text:s text:c="2"/>нас: <text:s text:c="2"/>2, <text:s text:c="2"/></text:p>
      <text:p text:style-name="P59">он: <text:s text:c="3"/>5, <text:s text:c="2"/>себе: <text:s/>2, <text:s text:c="2"/>себя: <text:s/>3, <text:s text:c="2"/>что: <text:s text:c="2"/>5, <text:s text:c="2"/>это: <text:s text:c="2"/>4, <text:s text:c="2"/></text:p>
      <text:p text:style-name="P60">я: <text:s text:c="4"/>2, <text:s text:c="2"/></text:p>
      <text:p text:style-name="P61">In total: 39</text:p>
      <text:soft-page-break/>
      <text:p text:style-name="Normal">TOP 3 most popular:<text:s/><text:span text:style-name="T62">мы</text:span>,<text:s/><text:span text:style-name="T63">он</text:span>,<text:s/><text:span text:style-name="T64">что</text:span></text:p>
      <text:p text:style-name="P65"/>
      <text:p text:style-name="P66">Тест 4</text:p>
      <text:p text:style-name="P67">Предлоги:</text:p>
      <text:p text:style-name="P68">в: <text:s text:c="4"/>8, <text:s text:c="2"/>до: <text:s text:c="3"/>1, <text:s text:c="2"/>на: <text:s text:c="3"/>4, <text:s text:c="2"/>надо: <text:s/>1, <text:s text:c="2"/>о: <text:s text:c="4"/>1, <text:s text:c="2"/></text:p>
      <text:p text:style-name="Normal">по: <text:s text:c="3"/>3, <text:s text:c="2"/>с: <text:s text:c="4"/>8, <text:s text:c="2"/></text:p>
      <text:p text:style-name="Normal">In total: 26</text:p>
      <text:p text:style-name="Normal">TOP 3 most popular: в, с, на</text:p>
      <text:p text:style-name="Normal"/>
      <text:p text:style-name="P69">Союзы:<text:s/></text:p>
      <text:p text:style-name="P70">а: <text:s text:c="4"/>1, <text:s text:c="2"/>да: <text:s text:c="3"/>3, <text:s text:c="2"/>же: <text:s text:c="3"/>1, <text:s text:c="2"/>и: <text:s text:c="4"/>6, <text:s text:c="2"/>как: <text:s text:c="2"/>2, <text:s text:c="2"/></text:p>
      <text:p text:style-name="P71">ли: <text:s text:c="3"/>1, <text:s text:c="2"/>но: <text:s text:c="3"/>5, <text:s text:c="2"/>раз: <text:s text:c="2"/>3, <text:s text:c="2"/>так: <text:s text:c="2"/>2, <text:s text:c="2"/>только: 2, <text:s text:c="2"/></text:p>
      <text:p text:style-name="P72">чем: <text:s text:c="2"/>1, <text:s text:c="2"/>что: <text:s text:c="2"/>3, <text:s text:c="2"/>чтобы: 1, <text:s text:c="2"/></text:p>
      <text:p text:style-name="Normal">In<text:span text:style-name="T73"><text:s/></text:span>total<text:span text:style-name="T74">: 31</text:span></text:p>
      <text:p text:style-name="Normal">TOP 3 most popular: и, но, раз</text:p>
      <text:p text:style-name="Normal"/>
      <text:p text:style-name="P75">Местоимения:<text:s/></text:p>
      <text:p text:style-name="P76">вы: <text:s text:c="3"/>1, <text:s text:c="2"/>его: <text:s text:c="2"/>2, <text:s text:c="2"/>ее: <text:s text:c="3"/>2, <text:s text:c="2"/>им: <text:s text:c="3"/>1, <text:s text:c="2"/>которая: 1, <text:s text:c="2"/></text:p>
      <text:p text:style-name="P77">который: 1, <text:s text:c="2"/>ней: <text:s text:c="2"/>3, <text:s text:c="2"/>он: <text:s text:c="3"/>3, <text:s text:c="2"/>она: <text:s text:c="2"/>5, <text:s text:c="2"/>себя: <text:s/>2, <text:s text:c="2"/></text:p>
      <text:p text:style-name="P78">такое: 1, <text:s text:c="2"/>чем: <text:s text:c="2"/>1, <text:s text:c="2"/>что:<text:s/><text:s text:c="2"/>3, <text:s text:c="2"/>это: <text:s text:c="2"/>5, <text:s text:c="2"/>я: <text:s text:c="4"/>4, <text:s text:c="2"/></text:p>
      <text:p text:style-name="Normal">In total: 35</text:p>
      <text:p text:style-name="Normal">TOP 3 most popular: она, это, я</text:p>
      <text:p text:style-name="Normal"/>
      <text:p text:style-name="P79">Длинные</text:p>
      <text:p text:style-name="P80">Текст 1</text:p>
      <text:p text:style-name="P81">Предлоги:</text:p>
      <text:p text:style-name="P82">без: <text:s text:c="2"/>4, <text:s text:c="2"/>в: <text:s text:c="4"/>74, <text:s/>во: <text:s text:c="3"/>1, <text:s text:c="2"/>вокруг: 1, <text:s text:c="2"/>для: <text:s text:c="2"/>3, <text:s text:c="2"/></text:p>
      <text:p text:style-name="P83">до: <text:s text:c="3"/>6, <text:s text:c="2"/>за: <text:s text:c="3"/>14, <text:s/>из: <text:s text:c="3"/>10, <text:s/>из-за: 4, <text:s text:c="2"/>к: <text:s text:c="4"/>18, <text:s/></text:p>
      <text:p text:style-name="P84">ко: <text:s text:c="3"/>2, <text:s text:c="2"/>кроме: 3, <text:s text:c="2"/>между: 1, <text:s text:c="2"/>на: <text:s text:c="3"/>29, <text:s/>над: <text:s text:c="2"/>1, <text:s text:c="2"/></text:p>
      <text:p text:style-name="P85">надо: <text:s/>3, <text:s text:c="2"/>о: <text:s text:c="4"/>30, <text:s/>об: <text:s text:c="3"/>5, <text:s text:c="2"/>обо: <text:s text:c="2"/>1, <text:s text:c="2"/>около: 1, <text:s text:c="2"/></text:p>
      <text:p text:style-name="P86">от: <text:s text:c="3"/>11, <text:s/>перед: 1, <text:s text:c="2"/>по: <text:s text:c="3"/>8, <text:s text:c="2"/>под: <text:s text:c="2"/>2, <text:s text:c="2"/>после: 2, <text:s text:c="2"/></text:p>
      <text:soft-page-break/>
      <text:p text:style-name="P87">прежде: 1, <text:s text:c="2"/>при: <text:s text:c="2"/>3, <text:s text:c="2"/>про: <text:s text:c="2"/>2, <text:s text:c="2"/>ради: <text:s/>1, <text:s text:c="2"/>с: <text:s text:c="4"/>33, <text:s/></text:p>
      <text:p text:style-name="P88"/>
      <text:p text:style-name="Normal">In total: 275</text:p>
      <text:p text:style-name="Normal">TOP 3 most popular:<text:s/><text:span text:style-name="T89">в</text:span>,<text:s/><text:span text:style-name="T90">с</text:span>,<text:s/><text:span text:style-name="T91">о</text:span></text:p>
      <text:p text:style-name="Normal"/>
      <text:p text:style-name="P92">Союзы:<text:s/></text:p>
      <text:p text:style-name="P93">а: <text:s text:c="4"/>21, <text:s/>да: <text:s text:c="3"/>8, <text:s text:c="2"/>если: <text:s/>4, <text:s text:c="2"/>же: <text:s text:c="3"/>17, <text:s/>затем: 3, <text:s text:c="2"/></text:p>
      <text:p text:style-name="P94">зато: <text:s/>1, <text:s text:c="2"/>и: <text:s text:c="4"/>113, или: <text:s text:c="2"/>14, <text:s/>итак: <text:s/>1, <text:s text:c="2"/>как: <text:s text:c="2"/>30, <text:s/></text:p>
      <text:p text:style-name="P95">когда: 14, <text:s/>ли: <text:s text:c="3"/>7, <text:s text:c="2"/>но: <text:s text:c="3"/>41, <text:s/>пока: <text:s/>2, <text:s text:c="2"/>поскольку: 1, <text:s text:c="2"/></text:p>
      <text:p text:style-name="P96">раз: <text:s text:c="2"/>3, <text:s text:c="2"/>разве: 3, <text:s text:c="2"/>так: <text:s text:c="2"/>12, <text:s/>также: 1, <text:s text:c="2"/>тоже: <text:s/>1, <text:s text:c="2"/></text:p>
      <text:p text:style-name="P97">только: 12, <text:s/>чем: <text:s text:c="2"/>5, <text:s text:c="2"/>что: <text:s text:c="2"/>61, <text:s/>чтобы: 2, <text:s text:c="2"/></text:p>
      <text:p text:style-name="P98">In total: 377</text:p>
      <text:p text:style-name="Normal">TOP 3 most popular:<text:s/><text:span text:style-name="T99">и</text:span>,<text:s/><text:span text:style-name="T100">что</text:span>,<text:s/><text:span text:style-name="T101">но</text:span></text:p>
      <text:p text:style-name="Normal"/>
      <text:p text:style-name="P102">Местоимения:<text:s/></text:p>
      <text:p text:style-name="P103">вам: <text:s text:c="2"/>1, <text:s text:c="2"/>ваш: <text:s text:c="2"/>3, <text:s text:c="2"/>вы: <text:s text:c="3"/>18, <text:s/>его: <text:s text:c="2"/>16, <text:s/>ее: <text:s text:c="3"/>11, <text:s/></text:p>
      <text:p text:style-name="P104">ей: <text:s text:c="3"/>6, <text:s text:c="2"/>ему: <text:s text:c="2"/>5, <text:s text:c="2"/>им: <text:s text:c="3"/>1, <text:s text:c="2"/>их: <text:s text:c="3"/>7, <text:s text:c="2"/>какая: 2, <text:s text:c="2"/></text:p>
      <text:p text:style-name="P105">каким: 1, <text:s text:c="2"/>какое: 1, <text:s text:c="2"/>какой: 4, <text:s text:c="2"/>кого: <text:s/>2, <text:s text:c="2"/>которая: 2, <text:s text:c="2"/></text:p>
      <text:p text:style-name="P106">которой: 1, <text:s text:c="2"/>котором: 2, <text:s text:c="2"/>которую: 1, <text:s text:c="2"/>которые: 3, <text:s text:c="2"/>который: 4, <text:s text:c="2"/></text:p>
      <text:p text:style-name="P107">которыми: 1, <text:s text:c="2"/>кто: <text:s text:c="2"/>6, <text:s text:c="2"/>меня: <text:s/>13, <text:s/>мне: <text:s text:c="2"/>16, <text:s/>мной: <text:s/>3, <text:s text:c="2"/></text:p>
      <text:p text:style-name="P108">мой: <text:s text:c="2"/>3, <text:s text:c="2"/>моя: <text:s text:c="2"/>5, <text:s text:c="2"/>мы: <text:s text:c="3"/>7, <text:s text:c="2"/>нам: <text:s text:c="2"/>1, <text:s text:c="2"/>нас: <text:s text:c="2"/>3, <text:s text:c="2"/></text:p>
      <text:p text:style-name="P109">ней: <text:s text:c="2"/>3, <text:s text:c="2"/>нем: <text:s text:c="2"/>1, <text:s text:c="2"/>них: <text:s text:c="2"/>7, <text:s text:c="2"/>он: <text:s text:c="3"/>37, <text:s/>она: <text:s text:c="2"/>26, <text:s/></text:p>
      <text:p text:style-name="P110">они: <text:s text:c="2"/>6, <text:s text:c="2"/>оно: <text:s text:c="2"/>4, <text:s text:c="2"/>себе: <text:s/>2, <text:s text:c="2"/>себя: <text:s/>3, <text:s text:c="2"/>такое: 6, <text:s text:c="2"/></text:p>
      <text:p text:style-name="P111">такой: 1, <text:s text:c="2"/>тебе: <text:s/>5, <text:s text:c="2"/>тебя: <text:s/>2, <text:s text:c="2"/>ты: <text:s text:c="3"/>8, <text:s text:c="2"/>чего: <text:s/>3, <text:s text:c="2"/></text:p>
      <text:p text:style-name="P112">чем: <text:s text:c="2"/>5, <text:s text:c="2"/>что: <text:s text:c="2"/>61, <text:s/>это:<text:s/><text:s text:c="2"/>37, <text:s/>этот: <text:s/>1, <text:s text:c="2"/>я: <text:s text:c="4"/>101,<text:s/></text:p>
      <text:p text:style-name="P113">In total: 468</text:p>
      <text:p text:style-name="Normal">TOP 3 most popular:<text:s/><text:span text:style-name="T114">я</text:span>,<text:s/><text:span text:style-name="T115">что</text:span>,<text:s/><text:span text:style-name="T116">это</text:span></text:p>
      <text:p text:style-name="P117"/>
      <text:p text:style-name="P118">Текст 2</text:p>
      <text:p text:style-name="P119">Предлоги:</text:p>
      <text:p text:style-name="P120">в: <text:s text:c="4"/>90, <text:s/>вдоль: 1, <text:s text:c="2"/>во: <text:s text:c="3"/>3, <text:s text:c="2"/>возле: 1, <text:s text:c="2"/>вокруг: 1, <text:s text:c="2"/></text:p>
      <text:p text:style-name="P121">вроде: 1, <text:s text:c="2"/>для: <text:s text:c="2"/>3, <text:s text:c="2"/>до: <text:s text:c="3"/>5, <text:s text:c="2"/>за: <text:s text:c="3"/>16, <text:s/>из: <text:s text:c="3"/>11, <text:s/></text:p>
      <text:soft-page-break/>
      <text:p text:style-name="P122">из-за: 3, <text:s text:c="2"/>к: <text:s text:c="4"/>10, <text:s/>ко: <text:s text:c="3"/>1, <text:s text:c="2"/>кроме: 1, <text:s text:c="2"/>между: 1, <text:s text:c="2"/></text:p>
      <text:p text:style-name="P123">на: <text:s text:c="3"/>33, <text:s/>надо: <text:s/>5, <text:s text:c="2"/>назад: 1, <text:s text:c="2"/>напротив: 1, <text:s text:c="2"/>о: <text:s text:c="4"/>7, <text:s text:c="2"/></text:p>
      <text:p text:style-name="P124">об: <text:s text:c="3"/>1, <text:s text:c="2"/>обо: <text:s text:c="2"/>1, <text:s text:c="2"/>от: <text:s text:c="3"/>12, <text:s/>перед: 1, <text:s text:c="2"/>по: <text:s text:c="3"/>9, <text:s text:c="2"/></text:p>
      <text:p text:style-name="P125">под: <text:s text:c="2"/>1, <text:s text:c="2"/>после: 2, <text:s text:c="2"/>прежде: 3, <text:s text:c="2"/>при: <text:s text:c="2"/>2, <text:s text:c="2"/>против: 1, <text:s text:c="2"/></text:p>
      <text:p text:style-name="Normal">с: <text:s text:c="4"/>29, <text:s/></text:p>
      <text:p text:style-name="Normal">In total: 257</text:p>
      <text:p text:style-name="Normal">TOP 3 most popular: в, на, с</text:p>
      <text:p text:style-name="Normal"/>
      <text:p text:style-name="P126">Союзы:<text:s/></text:p>
      <text:p text:style-name="P127">а: <text:s text:c="4"/>9, <text:s text:c="2"/>будто: 5, <text:s text:c="2"/>вроде: 1, <text:s text:c="2"/>да: <text:s text:c="3"/>15, <text:s/>если: <text:s/>13, <text:s/></text:p>
      <text:p text:style-name="P128">же: <text:s text:c="3"/>13, <text:s/>и: <text:s text:c="4"/>83, <text:s/>или: <text:s text:c="2"/>2, <text:s text:c="2"/>как: <text:s text:c="2"/>26, <text:s/>когда: 8, <text:s text:c="2"/></text:p>
      <text:p text:style-name="P129">ли: <text:s text:c="3"/>5, <text:s text:c="2"/>но: <text:s text:c="3"/>23, <text:s/>пусть: 1, <text:s text:c="2"/>раз: <text:s text:c="2"/>5, <text:s text:c="2"/>словно: 2, <text:s text:c="2"/></text:p>
      <text:p text:style-name="P130">так: <text:s text:c="2"/>7, <text:s text:c="2"/>тоже: <text:s/>8, <text:s text:c="2"/>только: 11, <text:s/>точно: 4, <text:s text:c="2"/>хоть: <text:s/>1, <text:s text:c="2"/></text:p>
      <text:p text:style-name="P131">чем: <text:s text:c="2"/>11, <text:s/>что: <text:s text:c="2"/>59, <text:s/>чтобы: 11, <text:s/>чуть: <text:s/>2, <text:s text:c="2"/></text:p>
      <text:p text:style-name="Normal">In<text:span text:style-name="T132"><text:s/></text:span>total<text:span text:style-name="T133">: 325</text:span></text:p>
      <text:p text:style-name="Normal">TOP 3 most popular: и, что, как</text:p>
      <text:p text:style-name="Normal"/>
      <text:p text:style-name="P134">Местоимения:<text:s/></text:p>
      <text:p text:style-name="P135">вам: <text:s text:c="2"/>10, <text:s/>вами: <text:s/>5, <text:s text:c="2"/>ваш: <text:s text:c="2"/>1, <text:s text:c="2"/>ваша: <text:s/>1, <text:s text:c="2"/>вы: <text:s text:c="3"/>19, <text:s/></text:p>
      <text:p text:style-name="P136">его: <text:s text:c="2"/>23, <text:s/>ее: <text:s text:c="3"/>7, <text:s text:c="2"/>ей: <text:s text:c="3"/>2, <text:s text:c="2"/>ему: <text:s text:c="2"/>14, <text:s/>их: <text:s text:c="3"/>6, <text:s text:c="2"/></text:p>
      <text:p text:style-name="P137">какой: 2, <text:s text:c="2"/>каком: 1, <text:s text:c="2"/>ком: <text:s text:c="2"/>1, <text:s text:c="2"/>которая: 3, <text:s text:c="2"/>которого: 1, <text:s text:c="2"/></text:p>
      <text:p text:style-name="P138">котором: 1, <text:s text:c="2"/>которую: 1, <text:s text:c="2"/>которые: 6, <text:s text:c="2"/>который: 2, <text:s text:c="2"/>которыми: 1, <text:s text:c="2"/></text:p>
      <text:p text:style-name="P139">кто: <text:s text:c="2"/>4, <text:s text:c="2"/>меня: <text:s/>11, <text:s/>мне: <text:s text:c="2"/>22, <text:s/>мной: <text:s/>5, <text:s text:c="2"/>мы: <text:s text:c="3"/>10, <text:s/></text:p>
      <text:p text:style-name="P140">нам: <text:s text:c="2"/>2, <text:s text:c="2"/>нас: <text:s text:c="2"/>4, <text:s text:c="2"/>ней: <text:s text:c="2"/>1, <text:s text:c="2"/>нем: <text:s text:c="2"/>1, <text:s text:c="2"/>них: <text:s text:c="2"/>3, <text:s text:c="2"/></text:p>
      <text:p text:style-name="P141">он: <text:s text:c="3"/>98, <text:s/>она: <text:s text:c="2"/>9, <text:s text:c="2"/>они: <text:s text:c="2"/>15, <text:s/>себе: <text:s/>4, <text:s text:c="2"/>себя: <text:s/>4, <text:s text:c="2"/></text:p>
      <text:p text:style-name="P142">сколько: 1, <text:s text:c="2"/>собой: 2, <text:s text:c="2"/>ты: <text:s text:c="3"/>1, <text:s text:c="2"/>чем: <text:s text:c="2"/>11, <text:s/>что: <text:s text:c="2"/>59, <text:s/></text:p>
      <text:p text:style-name="P143">это: <text:s text:c="2"/>28, <text:s/>этот: <text:s/>6, <text:s text:c="2"/>я: <text:s text:c="4"/>33, <text:s/></text:p>
      <text:p text:style-name="Normal">In<text:span text:style-name="T144"><text:s/></text:span>total<text:span text:style-name="T145">: 441</text:span></text:p>
      <text:p text:style-name="Normal">TOP 3 most popular: он, что, я</text:p>
      <text:p text:style-name="Normal"/>
      <text:p text:style-name="P146">Текст 3</text:p>
      <text:p text:style-name="P147">Предлоги:<text:s/></text:p>
      <text:soft-page-break/>
      <text:p text:style-name="P148">без: <text:s text:c="2"/>1, <text:s text:c="2"/>в: <text:s text:c="4"/>64, <text:s/>вне: <text:s text:c="2"/>1, <text:s text:c="2"/>во: <text:s text:c="3"/>1, <text:s text:c="2"/>вроде: 1, <text:s text:c="2"/></text:p>
      <text:p text:style-name="P149">для: <text:s text:c="2"/>5, <text:s text:c="2"/>до: <text:s text:c="3"/>3, <text:s text:c="2"/>за: <text:s text:c="3"/>5, <text:s text:c="2"/>из: <text:s text:c="3"/>10, <text:s/>из-за: 1, <text:s text:c="2"/></text:p>
      <text:p text:style-name="P150">из-под: 1, <text:s text:c="2"/>к: <text:s text:c="4"/>16, <text:s/>ко: <text:s text:c="3"/>4, <text:s text:c="2"/>между: 2, <text:s text:c="2"/>на: <text:s text:c="3"/>20, <text:s/></text:p>
      <text:p text:style-name="P151">над: <text:s text:c="2"/>2, <text:s text:c="2"/>надо: <text:s/>1, <text:s text:c="2"/>напротив: 1, <text:s text:c="2"/>о: <text:s text:c="4"/>6, <text:s text:c="2"/>об: <text:s text:c="3"/>3, <text:s text:c="2"/></text:p>
      <text:p text:style-name="P152">обо: <text:s text:c="2"/>2, <text:s text:c="2"/>около: 1, <text:s text:c="2"/>от: <text:s text:c="3"/>8, <text:s text:c="2"/>перед: 2, <text:s text:c="2"/>по: <text:s text:c="3"/>8, <text:s text:c="2"/></text:p>
      <text:p text:style-name="P153">под: <text:s text:c="2"/>3, <text:s text:c="2"/>после: 5, <text:s text:c="2"/>прежде: 2, <text:s text:c="2"/>при: <text:s text:c="2"/>1, <text:s text:c="2"/>про: <text:s text:c="2"/>1, <text:s text:c="2"/></text:p>
      <text:p text:style-name="Normal"><text:span text:style-name="T154">ради</text:span>: <text:s/>1, <text:s text:c="2"/><text:span text:style-name="T155">с</text:span>: <text:s text:c="4"/>17, <text:s/></text:p>
      <text:p text:style-name="Normal">In total: 199</text:p>
      <text:p text:style-name="Normal">TOP 3 most popular:<text:s/><text:span text:style-name="T156">в</text:span>,<text:s/><text:span text:style-name="T157">на</text:span>,<text:s/><text:span text:style-name="T158">с</text:span></text:p>
      <text:p text:style-name="Normal"/>
      <text:p text:style-name="P159">Союзы:</text:p>
      <text:p text:style-name="P160">а: <text:s text:c="4"/>29, <text:s/>будто: 1, <text:s text:c="2"/>вроде: 1, <text:s text:c="2"/>да: <text:s text:c="3"/>16, <text:s/>если: <text:s/>7, <text:s text:c="2"/></text:p>
      <text:p text:style-name="P161">же: <text:s text:c="3"/>8, <text:s text:c="2"/>и: <text:s text:c="4"/>58, <text:s/>или: <text:s text:c="2"/>6, <text:s text:c="2"/>как: <text:s text:c="2"/>26, <text:s/>когда: 11, <text:s/></text:p>
      <text:p text:style-name="P162">ли: <text:s text:c="3"/>9, <text:s text:c="2"/>но: <text:s text:c="3"/>14, <text:s/>пока: <text:s/>2, <text:s text:c="2"/>раз: <text:s text:c="2"/>2, <text:s text:c="2"/>словно: 1, <text:s text:c="2"/></text:p>
      <text:p text:style-name="P163">так: <text:s text:c="2"/>21, <text:s/>только: 9, <text:s text:c="2"/>точно: 1, <text:s text:c="2"/>хоть: <text:s/>1, <text:s text:c="2"/>чем: <text:s text:c="2"/>8, <text:s text:c="2"/></text:p>
      <text:p text:style-name="Normal"><text:span text:style-name="T164">что</text:span>: <text:s text:c="2"/>56, <text:s/><text:span text:style-name="T165">чтобы</text:span>: 3, <text:s text:c="2"/></text:p>
      <text:p text:style-name="Normal">In total: 290</text:p>
      <text:p text:style-name="Normal">TOP 3 most popular:<text:s/><text:span text:style-name="T166">и</text:span>,<text:s/><text:span text:style-name="T167">что</text:span>,<text:s/><text:span text:style-name="T168">как</text:span></text:p>
      <text:p text:style-name="Normal"/>
      <text:p text:style-name="P169">Местоимения:<text:s/></text:p>
      <text:p text:style-name="P170">вам: <text:s text:c="2"/>9, <text:s text:c="2"/>вами: <text:s/>2, <text:s text:c="2"/>ваш: <text:s text:c="2"/>5, <text:s text:c="2"/>ваше: <text:s/>3, <text:s text:c="2"/>вы: <text:s text:c="3"/>63, <text:s/></text:p>
      <text:p text:style-name="P171">его: <text:s text:c="2"/>13, <text:s/>ее: <text:s text:c="3"/>11, <text:s/>ей: <text:s text:c="3"/>1, <text:s text:c="2"/>ему: <text:s text:c="2"/>3, <text:s text:c="2"/>их: <text:s text:c="3"/>2, <text:s text:c="2"/></text:p>
      <text:p text:style-name="P172">какое: 3, <text:s text:c="2"/>какой: 3, <text:s text:c="2"/>кого: <text:s/>2, <text:s text:c="2"/>которого: 1, <text:s text:c="2"/>которое: 1, <text:s text:c="2"/></text:p>
      <text:p text:style-name="P173">котором: 2, <text:s text:c="2"/>кто: <text:s text:c="2"/>2, <text:s text:c="2"/>меня: <text:s/>14, <text:s/>мне: <text:s text:c="2"/>18, <text:s/>мной: <text:s/>1, <text:s text:c="2"/></text:p>
      <text:p text:style-name="P174">мой: <text:s text:c="2"/>3, <text:s text:c="2"/>моя: <text:s text:c="2"/>5, <text:s text:c="2"/>мы: <text:s text:c="3"/>2, <text:s text:c="2"/>нам: <text:s text:c="2"/>7, <text:s text:c="2"/>ней: <text:s text:c="2"/>3, <text:s text:c="2"/></text:p>
      <text:p text:style-name="P175">них: <text:s text:c="2"/>1, <text:s text:c="2"/>он: <text:s text:c="3"/>51, <text:s/>она: <text:s text:c="2"/>19, <text:s/>они: <text:s text:c="2"/>2, <text:s text:c="2"/>оно: <text:s text:c="2"/>1, <text:s text:c="2"/></text:p>
      <text:p text:style-name="P176">себе: <text:s/>3, <text:s text:c="2"/>себя: <text:s/>3, <text:s text:c="2"/>сколько: 2, <text:s text:c="2"/>собой: 1, <text:s text:c="2"/>такое: 1, <text:s text:c="2"/></text:p>
      <text:p text:style-name="P177">тебе: <text:s/>1, <text:s text:c="2"/>ты: <text:s text:c="3"/>1, <text:s text:c="2"/>чего: <text:s/>2, <text:s text:c="2"/>чем: <text:s text:c="2"/>8, <text:s text:c="2"/>что: <text:s text:c="2"/>56, <text:s/></text:p>
      <text:p text:style-name="P178">это: <text:s text:c="2"/>27, <text:s/>этот: <text:s/>4, <text:s text:c="2"/>я: <text:s text:c="4"/>67, <text:s/></text:p>
      <text:p text:style-name="P179">In total: 429</text:p>
      <text:p text:style-name="Normal">TOP 3 most popular:<text:s/><text:span text:style-name="T180">я</text:span>,<text:s/><text:span text:style-name="T181">вы</text:span>,<text:s/><text:span text:style-name="T182">что</text:span></text:p>
      <text:p text:style-name="P183"/>
      <text:soft-page-break/>
      <text:p text:style-name="P184">Текст 4</text:p>
      <text:p text:style-name="P185">Предлоги:<text:s/></text:p>
      <text:p text:style-name="P186">без: <text:s text:c="2"/>4, <text:s text:c="2"/>в: <text:s text:c="4"/>67, <text:s/>вместо: 2, <text:s text:c="2"/>внутрь: 1, <text:s text:c="2"/>во: <text:s text:c="3"/>1, <text:s text:c="2"/></text:p>
      <text:p text:style-name="P187">для: <text:s text:c="2"/>4, <text:s text:c="2"/>до: <text:s text:c="3"/>9, <text:s text:c="2"/>за: <text:s text:c="3"/>3, <text:s text:c="2"/>из: <text:s text:c="3"/>18, <text:s/>из-за: 2, <text:s text:c="2"/></text:p>
      <text:p text:style-name="P188">из-под: 1, <text:s text:c="2"/>к: <text:s text:c="4"/>13, <text:s/>ко: <text:s text:c="3"/>1, <text:s text:c="2"/>кроме: 2, <text:s text:c="2"/>между: 1, <text:s text:c="2"/></text:p>
      <text:p text:style-name="P189">мимо: <text:s/>1, <text:s text:c="2"/>на: <text:s text:c="3"/>38, <text:s/>надо: <text:s/>6, <text:s text:c="2"/>назад: 2, <text:s text:c="2"/>о: <text:s text:c="4"/>15, <text:s/></text:p>
      <text:p text:style-name="P190">об: <text:s text:c="3"/>2, <text:s text:c="2"/>от: <text:s text:c="3"/>7, <text:s text:c="2"/>по: <text:s text:c="3"/>7, <text:s text:c="2"/>под: <text:s text:c="2"/>1, <text:s text:c="2"/>при: <text:s text:c="2"/>2, <text:s text:c="2"/></text:p>
      <text:p text:style-name="P191">про: <text:s text:c="2"/>1, <text:s text:c="2"/>ради: <text:s/>1, <text:s text:c="2"/>с: <text:s text:c="4"/>28, <text:s/></text:p>
      <text:p text:style-name="Normal">In<text:span text:style-name="T192"><text:s/></text:span>total<text:span text:style-name="T193">: 240</text:span></text:p>
      <text:p text:style-name="Normal">TOP 3 most popular: в, на, с</text:p>
      <text:p text:style-name="Normal"/>
      <text:p text:style-name="P194">Союзы:</text:p>
      <text:p text:style-name="P195">а: <text:s text:c="4"/>14, <text:s/>будто: 1, <text:s text:c="2"/>да: <text:s text:c="3"/>7, <text:s text:c="2"/>если: <text:s/>10, <text:s/>же: <text:s text:c="3"/>5, <text:s text:c="2"/></text:p>
      <text:p text:style-name="P196">затем: 1, <text:s text:c="2"/>и: <text:s text:c="4"/>52, <text:s/>или: <text:s text:c="2"/>8, <text:s text:c="2"/>итак: <text:s/>1, <text:s text:c="2"/>как: <text:s text:c="2"/>14, <text:s/></text:p>
      <text:p text:style-name="P197">когда: 12, <text:s/>ли: <text:s text:c="3"/>7, <text:s text:c="2"/>но: <text:s text:c="3"/>17, <text:s/>поскольку: 1, <text:s text:c="2"/>раз: <text:s text:c="2"/>10, <text:s/></text:p>
      <text:p text:style-name="P198">разве: 1, <text:s text:c="2"/>словно: 1, <text:s text:c="2"/>так: <text:s text:c="2"/>15, <text:s/>тоже: <text:s/>2, <text:s text:c="2"/>только: 7, <text:s text:c="2"/></text:p>
      <text:p text:style-name="P199">точно: 2, <text:s text:c="2"/>чем: <text:s text:c="2"/>3, <text:s text:c="2"/>что: <text:s text:c="2"/>49, <text:s/>чтобы: 2, <text:s text:c="2"/></text:p>
      <text:p text:style-name="Normal">In<text:span text:style-name="T200"><text:s/></text:span>total<text:span text:style-name="T201">: 242</text:span></text:p>
      <text:p text:style-name="Normal">TOP 3 most popular: и, что, но</text:p>
      <text:p text:style-name="Normal"/>
      <text:p text:style-name="P202">Местоимения:<text:s/></text:p>
      <text:p text:style-name="P203">вам: <text:s text:c="2"/>7, <text:s text:c="2"/>ваш: <text:s text:c="2"/>1, <text:s text:c="2"/>ваша: <text:s/>2, <text:s text:c="2"/>ваши: <text:s/>1, <text:s text:c="2"/>вы: <text:s text:c="3"/>31, <text:s/></text:p>
      <text:p text:style-name="P204">его: <text:s text:c="2"/>26, <text:s/>ее: <text:s text:c="3"/>6, <text:s text:c="2"/>ему: <text:s text:c="2"/>4, <text:s text:c="2"/>их: <text:s text:c="3"/>2, <text:s text:c="2"/>какими: 1, <text:s text:c="2"/></text:p>
      <text:p text:style-name="P205">какое: 1, <text:s text:c="2"/>какой: 1, <text:s text:c="2"/>кого: <text:s/>4, <text:s text:c="2"/>которая: 1, <text:s text:c="2"/>которого: 1, <text:s text:c="2"/></text:p>
      <text:p text:style-name="P206">которое: 1, <text:s text:c="2"/>которую: 3, <text:s text:c="2"/>которые: 4, <text:s text:c="2"/>который: 1, <text:s text:c="2"/>которым: 1, <text:s text:c="2"/></text:p>
      <text:p text:style-name="P207">кто: <text:s text:c="2"/>1, <text:s text:c="2"/>меня: <text:s/>11, <text:s/>мне: <text:s text:c="2"/>12, <text:s/>мной: <text:s/>1, <text:s text:c="2"/>мое: <text:s text:c="2"/>2, <text:s text:c="2"/></text:p>
      <text:p text:style-name="P208">мой: <text:s text:c="2"/>2, <text:s text:c="2"/>моя: <text:s text:c="2"/>2, <text:s text:c="2"/>мы: <text:s text:c="3"/>19, <text:s/>нам: <text:s text:c="2"/>5, <text:s text:c="2"/>нас: <text:s text:c="2"/>12, <text:s/></text:p>
      <text:p text:style-name="P209">нем: <text:s text:c="2"/>2, <text:s text:c="2"/>он: <text:s text:c="3"/>51, <text:s/>она: <text:s text:c="2"/>16, <text:s/>они: <text:s text:c="2"/>6, <text:s text:c="2"/>оно: <text:s text:c="2"/>1, <text:s text:c="2"/></text:p>
      <text:p text:style-name="P210">себе: <text:s/>2, <text:s text:c="2"/>себя: <text:s/>1, <text:s text:c="2"/>собой: 2, <text:s text:c="2"/>такое: 1, <text:s text:c="2"/>такой: 1, <text:s text:c="2"/></text:p>
      <text:p text:style-name="P211">ты: <text:s text:c="3"/>7, <text:s text:c="2"/>чем: <text:s text:c="2"/>3, <text:s text:c="2"/>что: <text:s text:c="2"/>49, <text:s/>чье: <text:s text:c="2"/>1, <text:s text:c="2"/>это: <text:s text:c="2"/>26, <text:s/></text:p>
      <text:p text:style-name="Normal">этот: <text:s/>7, <text:s text:c="2"/>я: <text:s text:c="4"/>52, <text:s/></text:p>
      <text:p text:style-name="Normal">In total: 394</text:p>
      <text:soft-page-break/>
      <text:p text:style-name="Normal">TOP 3 most popular: я, он, что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hre</meta:initial-creator>
    <dc:creator>oshre</dc:creator>
    <meta:creation-date>2022-11-25T19:18:00Z</meta:creation-date>
    <dc:date>2022-11-25T19:46:00Z</dc:date>
    <meta:template xlink:href="Normal.dotm" xlink:type="simple"/>
    <meta:editing-cycles>1</meta:editing-cycles>
    <meta:editing-duration>PT1200S</meta:editing-duration>
    <meta:document-statistic meta:page-count="8" meta:paragraph-count="16" meta:word-count="1224" meta:character-count="8189" meta:row-count="58" meta:non-whitespace-character-count="6981"/>
  </office:meta>
</office:document-meta>
</file>